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FieldHandler.setValue( Object object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ameterFieldHandler.getValue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rameterFieldHandler.resetValu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FieldHandler.newInstance( Objec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